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tyle="italic" fo:font-weight="bold" style:font-name-asian="WenQuanYi Micro Hei" style:font-style-asian="italic" style:font-weight-asian="bold" style:font-name-complex="Lohit Devanagari" style:font-style-complex="italic" style:font-weight-complex="bold"/>
    </style:style>
    <style:style style:name="ce1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5" table:default-cell-style-name="ce2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For each flow with a group partner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pimp</text:p>
          </table:table-cell>
          <table:table-cell table:style-name="ce2" office:value-type="string" calcext:value-type="string">
            <text:p>flow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ate to £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 &amp; Malta</text:p>
          </table:table-cell>
          <table:table-cell office:value-type="string" calcext:value-type="string">
            <text:p>Exp</text:p>
          </table:table-cell>
          <table:table-cell table:style-name="ce5" office:value-type="float" office:value="12596" calcext:value-type="float">
            <text:p>125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 table:number-columns-spanned="6" table:number-rows-spanned="1">
            <text:p>Find the nearest year for which there are flows to all group members</text:p>
          </table:table-cell>
          <table:covered-table-cell table:number-columns-repeated="5" table:style-name="ce1"/>
          <table:table-cell table:style-name="ce1"/>
          <table:table-cell/>
          <table:table-cell table:style-name="ce1" table:number-columns-repeated="1015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9" office:value-type="string" calcext:value-type="string">
            <text:p>ratios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xp</text:p>
          </table:table-cell>
          <table:table-cell table:style-name="ce2" office:value-type="float" office:value="5359" calcext:value-type="float">
            <text:p>53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575</text:p>
          </table:table-cell>
          <table:table-cell table:style-name="ce10" table:formula="of:=[.F9]/SUM([.F9:.F10])" office:value-type="float" office:value="0.369306043690993" calcext:value-type="float">
            <text:p>0,36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xp</text:p>
          </table:table-cell>
          <table:table-cell table:style-name="ce2" office:value-type="float" office:value="9152" calcext:value-type="float">
            <text:p>915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575</text:p>
          </table:table-cell>
          <table:table-cell table:style-name="ce11" table:formula="of:=[.F10]/SUM([.F9:.F10])" office:value-type="float" office:value="0.630693956309007" calcext:value-type="float">
            <text:p>0,63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/>
          <table:table-cell/>
          <table:table-cell table:style-name="Default"/>
          <table:table-cell table:style-name="ce11"/>
          <table:table-cell table:number-columns-repeated="1015"/>
        </table:table-row>
        <table:table-row table:style-name="ro3">
          <table:table-cell/>
          <table:table-cell table:style-name="ce1" office:value-type="string" calcext:value-type="string">
            <text:p>If year_diff ≤ QUALITY_TRESHOLD then calculate<text:span text:style-name="T1"> the ratios of group member on the group total</text:span>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And create new flows by applying the ratio on the original group flow, finally delete the original one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xp</text:p>
          </table:table-cell>
          <table:table-cell table:style-name="ce5" table:formula="of:=[.F5]*[.I9]" office:value-type="float" office:value="4651.77892633175" calcext:value-type="float">
            <text:p>4651,77892633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xp</text:p>
          </table:table-cell>
          <table:table-cell table:style-name="ce5" table:formula="of:=[.F5]*[.I10]" office:value-type="float" office:value="7944.22107366825" calcext:value-type="float">
            <text:p>7944,22107366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.829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For each flow with a group partner for which the direct method failed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pimp</text:p>
          </table:table-cell>
          <table:table-cell table:style-name="ce2" office:value-type="string" calcext:value-type="string">
            <text:p>flow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ate</text:p>
          </table:table-cell>
          <table:table-cell table:style-name="ce12" office:value-type="string" calcext:value-type="string">
            <text:p>In £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ndia &amp; Sri Lanka (Ceylon)</text:p>
          </table:table-cell>
          <table:table-cell office:value-type="string" calcext:value-type="string">
            <text:p>Imp</text:p>
          </table:table-cell>
          <table:table-cell table:style-name="ce5" office:value-type="float" office:value="75464" calcext:value-type="float">
            <text:p>75464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13" table:formula="of:=[.F21]*[.G21]/[.H21]" office:value-type="float" office:value="2869353.6121673" calcext:value-type="float">
            <text:p>2869353,61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We look for the nearest year where we have the mirror flows of all group members </text:p>
          </table:table-cell>
          <table:table-cell table:style-name="Default" table:number-columns-repeated="3"/>
          <table:table-cell/>
          <table:table-cell table:style-name="Default"/>
          <table:table-cell table:style-name="ce7"/>
          <table:table-cell/>
          <table:table-cell table:style-name="ce7" office:value-type="string" calcext:value-type="string">
            <text:p>ratios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style-name="ce7"/>
          <table:table-cell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Exp</text:p>
          </table:table-cell>
          <table:table-cell table:style-name="ce2" office:value-type="float" office:value="29186351" calcext:value-type="float">
            <text:p>29186351</text:p>
          </table:table-cell>
          <table:table-cell office:value-type="float" office:value="1" calcext:value-type="float">
            <text:p>1</text:p>
          </table:table-cell>
          <table:table-cell office:value-type="float" office:value="15.045" calcext:value-type="float">
            <text:p>15,045</text:p>
          </table:table-cell>
          <table:table-cell table:style-name="ce13" table:formula="of:=[.F25]*[.G25]/[.H25]" office:value-type="float" office:value="1939936.92256564" calcext:value-type="float">
            <text:p>1939936,92</text:p>
          </table:table-cell>
          <table:table-cell table:style-name="ce14" table:formula="of:=([.F25]*[.G25]/[.H25])/SUM([.F25]*[.G25]/[.H25];[.F26])" office:value-type="float" office:value="0.987702198649517" calcext:value-type="float">
            <text:p>0,9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Sri Lanka (Ceylon)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Exp</text:p>
          </table:table-cell>
          <table:table-cell table:style-name="ce2" office:value-type="float" office:value="24154" calcext:value-type="float">
            <text:p>241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F26]*[.G26]/[.H26]" office:value-type="float" office:value="24154" calcext:value-type="float">
            <text:p>24154</text:p>
          </table:table-cell>
          <table:table-cell table:style-name="ce15" table:formula="of:=[.F26]/SUM([.I25:.I26])" office:value-type="float" office:value="0.0122978013504835" calcext:value-type="float">
            <text:p>0,01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1" office:value-type="string" calcext:value-type="string">
            <text:p>If year_diff ≤ QUALITY_TRESHOLD then calculate<text:span text:style-name="T1"> the ratios of group member on the group total</text:span></text:p>
          </table:table-cell>
          <table:table-cell table:style-name="ce1" table:number-columns-repeated="5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And create new flows by applying the ratio on the original group flow, finally delete the original one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4"/>
          <table:table-cell table:style-name="Default"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mp</text:p>
          </table:table-cell>
          <table:table-cell table:style-name="ce6" table:formula="of:=[.F21]*[.J25]" office:value-type="float" office:value="74535.9587188871" calcext:value-type="float">
            <text:p>74535,95872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2" office:value-type="string" calcext:value-type="string">
            <text:p>Mirror discrepency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Sri Lanka (Ceylon)</text:p>
          </table:table-cell>
          <table:table-cell office:value-type="string" calcext:value-type="string">
            <text:p>Imp</text:p>
          </table:table-cell>
          <table:table-cell table:style-name="ce6" table:formula="of:=[.F21]*[.J26]" office:value-type="float" office:value="928.041281112884" calcext:value-type="float">
            <text:p>928,04128</text:p>
          </table:table-cell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 table:style-name="ce2" table:formula="of:=([.I21]-SUM([.I25:.I26]))/[.I21]" office:value-type="float" office:value="0.315493596105743" calcext:value-type="float">
            <text:p>0,3154935961</text:p>
          </table:table-cell>
          <table:table-cell table:number-columns-repeated="1015"/>
        </table:table-row>
      </table:table>
      <table:table table:name="Feuille2" table:style-name="ta1">
        <table:shapes>
          <draw:frame draw:z-index="0" draw:style-name="gr1" draw:text-style-name="P1" svg:width="172.64mm" svg:height="134.29mm" svg:x="103.74mm" svg:y="20.62mm">
            <loext:p draw:notify-on-update-of-ranges="Feuille2.B1:Feuille2.B1 Feuille2.B2:Feuille2.B8 Feuille2.C1:Feuille2.C1 Feuille2.C2:Feuille2.C8 Feuille2.A2:Feuille2.A8 Feuille2.B1:Feuille2.B1 Feuille2.B2:Feuille2.B8 Feuille2.A2:Feuille2.A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year</text:p>
          </table:table-cell>
          <table:table-cell table:style-name="Default" office:value-type="string" calcext:value-type="string">
            <text:p>direct_method</text:p>
          </table:table-cell>
          <table:table-cell table:style-name="Default" office:value-type="string" calcext:value-type="string">
            <text:p>mirror_method</text:p>
          </table:table-cell>
          <table:table-cell table:style-name="Default"/>
          <table:table-cell office:value-type="string" calcext:value-type="string">
            <text:p>direct_method</text:p>
          </table:table-cell>
          <table:table-cell office:value-type="string" calcext:value-type="string">
            <text:p>mirror_metho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2]/18301" office:value-type="percentage" office:value="0.129719687448773" calcext:value-type="percentage">
            <text:p>12,97%</text:p>
          </table:table-cell>
          <table:table-cell table:formula="of:=[.F2]/18301" office:value-type="percentage" office:value="0.0809791814654937" calcext:value-type="percentage">
            <text:p>8,10%</text:p>
          </table:table-cell>
          <table:table-cell/>
          <table:table-cell office:value-type="float" office:value="2374" calcext:value-type="float">
            <text:p>237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E3]/18301" office:value-type="percentage" office:value="0.193049560133326" calcext:value-type="percentage">
            <text:p>19,30%</text:p>
          </table:table-cell>
          <table:table-cell table:formula="of:=[.F3]/18301" office:value-type="percentage" office:value="0.0831648543795421" calcext:value-type="percentage">
            <text:p>8,32%</text:p>
          </table:table-cell>
          <table:table-cell/>
          <table:table-cell office:value-type="float" office:value="3533" calcext:value-type="float">
            <text:p>3533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E4]/18301" office:value-type="percentage" office:value="0.235178405551609" calcext:value-type="percentage">
            <text:p>23,52%</text:p>
          </table:table-cell>
          <table:table-cell table:formula="of:=[.F4]/18301" office:value-type="percentage" office:value="0.0843123326594175" calcext:value-type="percentage">
            <text:p>8,43%</text:p>
          </table:table-cell>
          <table:table-cell/>
          <table:table-cell office:value-type="float" office:value="4304" calcext:value-type="float">
            <text:p>430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E5]/18301" office:value-type="percentage" office:value="0.260750778645976" calcext:value-type="percentage">
            <text:p>26,08%</text:p>
          </table:table-cell>
          <table:table-cell table:formula="of:=[.F5]/18301" office:value-type="percentage" office:value="0.0866619310420196" calcext:value-type="percentage">
            <text:p>8,67%</text:p>
          </table:table-cell>
          <table:table-cell/>
          <table:table-cell office:value-type="float" office:value="4772" calcext:value-type="float">
            <text:p>477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E6]/18301" office:value-type="percentage" office:value="0.277416534615595" calcext:value-type="percentage">
            <text:p>27,74%</text:p>
          </table:table-cell>
          <table:table-cell table:formula="of:=[.F6]/18301" office:value-type="percentage" office:value="0.0863887219277635" calcext:value-type="percentage">
            <text:p>8,64%</text:p>
          </table:table-cell>
          <table:table-cell/>
          <table:table-cell office:value-type="float" office:value="5077" calcext:value-type="float">
            <text:p>507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E7]/18301" office:value-type="percentage" office:value="0.30293426588711" calcext:value-type="percentage">
            <text:p>30,29%</text:p>
          </table:table-cell>
          <table:table-cell table:formula="of:=[.F7]/18301" office:value-type="percentage" office:value="0.0840937653680127" calcext:value-type="percentage">
            <text:p>8,41%</text:p>
          </table:table-cell>
          <table:table-cell/>
          <table:table-cell office:value-type="float" office:value="5544" calcext:value-type="float">
            <text:p>554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E8]/18301" office:value-type="percentage" office:value="0.304792087864051" calcext:value-type="percentage">
            <text:p>30,48%</text:p>
          </table:table-cell>
          <table:table-cell table:formula="of:=[.F8]/18301" office:value-type="percentage" office:value="0.0838751980766078" calcext:value-type="percentage">
            <text:p>8,39%</text:p>
          </table:table-cell>
          <table:table-cell/>
          <table:table-cell office:value-type="float" office:value="5578" calcext:value-type="float">
            <text:p>5578</text:p>
          </table:table-cell>
          <table:table-cell office:value-type="float" office:value="1535" calcext:value-type="float">
            <text:p>1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35:17.305660199</meta:creation-date>
    <dc:date>2018-10-10T00:05:32.822915462</dc:date>
    <meta:editing-duration>PT11H27S</meta:editing-duration>
    <meta:editing-cycles>2</meta:editing-cycles>
    <meta:generator>LibreOffice/5.1.6.2$Linux_X86_64 LibreOffice_project/10m0$Build-2</meta:generator>
    <meta:document-statistic meta:table-count="2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65cm" svg:height="13.43cm" xlink:href=".." xlink:type="simple" chart:class="chart:scatter" chart:column-mapping="0 1 0" chart:style-name="ch1">
        <chart:title svg:x="4.792cm" svg:y="0.404cm" chart:style-name="ch2">
          <text:p>Part of flows to groups desaggregated</text:p>
        </chart:title>
        <chart:subtitle svg:x="5.056cm" svg:y="1.451cm" chart:style-name="ch3">
          <text:p>influence of the "diff year" quality treshold</text:p>
        </chart:subtitle>
        <chart:legend chart:legend-position="end" svg:x="13.725cm" svg:y="6.167cm" style:legend-expansion="high" chart:style-name="ch4"/>
        <chart:plot-area chart:style-name="ch5" table:cell-range-address="Feuille2.B1:Feuille2.C8 Feuille2.A2:Feuille2.A8" chart:data-source-has-labels="both" svg:x="1.356cm" svg:y="2.402cm" svg:width="12.024cm" svg:height="9.779cm">
          <chartooo:coordinate-region svg:x="2.771cm" svg:y="2.601cm" svg:width="10.33cm" svg:height="8.933cm"/>
          <chart:axis chart:dimension="x" chart:name="primary-x" chart:style-name="ch6" chartooo:axis-type="auto">
            <chart:title svg:x="5.578cm" svg:y="12.449cm" chart:style-name="ch7">
              <text:p> diff year quality treshold</text:p>
            </chart:title>
            <chart:categories table:cell-range-address="Feuille2.B2:Feuille2.B8"/>
          </chart:axis>
          <chart:axis chart:dimension="y" chart:name="primary-y" chart:style-name="ch8">
            <chart:title svg:x="0.451cm" svg:y="9.624cm" chart:style-name="ch9">
              <text:p>number of flows desaggregated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Feuille2.C2:Feuille2.C8" chart:label-cell-address="Feuille2.C1:Feuille2.C1" chart:class="chart:scatter">
            <chart:domain table:cell-range-address="Feuille2.A2:Feuille2.A8"/>
            <chart:data-point chart:repeated="7"/>
          </chart:series>
          <chart:series chart:attached-axis="primary-y" chart:style-name="ch13" chart:values-cell-range-address="Feuille2.B2:Feuille2.B8" chart:label-cell-address="Feuille2.B1:Feuille2.B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irror_method</text:p>
                <draw:g>
                  <svg:desc>Feuille2.C1:Feuille2.C1</svg:desc>
                </draw:g>
              </table:table-cell>
              <table:table-cell office:value-type="string">
                <text:p>direct_method</text:p>
                <draw:g>
                  <svg:desc>Feuille2.B1:Feuille2.B1</svg:desc>
                </draw:g>
              </table:table-cell>
            </table:table-row>
          </table:table-header-rows>
          <table:table-rows>
            <table:table-row>
              <table:table-cell office:value-type="float" office:value="0.129719687448773">
                <text:p>0.129719687448773</text:p>
                <draw:g>
                  <svg:desc>Feuille2.B2:Feuille2.B8</svg:desc>
                </draw:g>
              </table:table-cell>
              <table:table-cell office:value-type="float" office:value="10">
                <text:p>10</text:p>
                <draw:g>
                  <svg:desc>Feuille2.A2:Feuille2.A8</svg:desc>
                </draw:g>
              </table:table-cell>
              <table:table-cell office:value-type="float" office:value="0.0809791814654937">
                <text:p>0.0809791814654937</text:p>
                <draw:g>
                  <svg:desc>Feuille2.C2:Feuille2.C8</svg:desc>
                </draw:g>
              </table:table-cell>
              <table:table-cell office:value-type="float" office:value="0.129719687448773">
                <text:p>0.129719687448773</text:p>
                <draw:g>
                  <svg:desc>Feuille2.B2:Feuille2.B8</svg:desc>
                </draw:g>
              </table:table-cell>
            </table:table-row>
            <table:table-row>
              <table:table-cell office:value-type="float" office:value="0.193049560133326">
                <text:p>0.193049560133326</text:p>
              </table:table-cell>
              <table:table-cell office:value-type="float" office:value="20">
                <text:p>20</text:p>
              </table:table-cell>
              <table:table-cell office:value-type="float" office:value="0.0831648543795421">
                <text:p>0.0831648543795421</text:p>
              </table:table-cell>
              <table:table-cell office:value-type="float" office:value="0.193049560133326">
                <text:p>0.193049560133326</text:p>
              </table:table-cell>
            </table:table-row>
            <table:table-row>
              <table:table-cell office:value-type="float" office:value="0.235178405551609">
                <text:p>0.235178405551609</text:p>
              </table:table-cell>
              <table:table-cell office:value-type="float" office:value="30">
                <text:p>30</text:p>
              </table:table-cell>
              <table:table-cell office:value-type="float" office:value="0.0843123326594175">
                <text:p>0.0843123326594175</text:p>
              </table:table-cell>
              <table:table-cell office:value-type="float" office:value="0.235178405551609">
                <text:p>0.235178405551609</text:p>
              </table:table-cell>
            </table:table-row>
            <table:table-row>
              <table:table-cell office:value-type="float" office:value="0.260750778645976">
                <text:p>0.260750778645976</text:p>
              </table:table-cell>
              <table:table-cell office:value-type="float" office:value="40">
                <text:p>40</text:p>
              </table:table-cell>
              <table:table-cell office:value-type="float" office:value="0.0866619310420196">
                <text:p>0.0866619310420196</text:p>
              </table:table-cell>
              <table:table-cell office:value-type="float" office:value="0.260750778645976">
                <text:p>0.260750778645976</text:p>
              </table:table-cell>
            </table:table-row>
            <table:table-row>
              <table:table-cell office:value-type="float" office:value="0.277416534615595">
                <text:p>0.277416534615595</text:p>
              </table:table-cell>
              <table:table-cell office:value-type="float" office:value="50">
                <text:p>50</text:p>
              </table:table-cell>
              <table:table-cell office:value-type="float" office:value="0.0863887219277635">
                <text:p>0.0863887219277635</text:p>
              </table:table-cell>
              <table:table-cell office:value-type="float" office:value="0.277416534615595">
                <text:p>0.277416534615595</text:p>
              </table:table-cell>
            </table:table-row>
            <table:table-row>
              <table:table-cell office:value-type="float" office:value="0.30293426588711">
                <text:p>0.30293426588711</text:p>
              </table:table-cell>
              <table:table-cell office:value-type="float" office:value="100">
                <text:p>100</text:p>
              </table:table-cell>
              <table:table-cell office:value-type="float" office:value="0.0840937653680127">
                <text:p>0.0840937653680127</text:p>
              </table:table-cell>
              <table:table-cell office:value-type="float" office:value="0.30293426588711">
                <text:p>0.30293426588711</text:p>
              </table:table-cell>
            </table:table-row>
            <table:table-row>
              <table:table-cell office:value-type="float" office:value="0.304792087864051">
                <text:p>0.304792087864051</text:p>
              </table:table-cell>
              <table:table-cell office:value-type="float" office:value="150">
                <text:p>150</text:p>
              </table:table-cell>
              <table:table-cell office:value-type="float" office:value="0.0838751980766078">
                <text:p>0.0838751980766078</text:p>
              </table:table-cell>
              <table:table-cell office:value-type="float" office:value="0.304792087864051">
                <text:p>0.304792087864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